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master-page-name="PM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7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T1" style:family="text"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T2" style:family="text">
      <style:text-properties fo:color="#000000" loext:opacity="100%" style:font-name="Courier" fo:font-size="12pt" style:text-underline-style="solid" style:text-underline-type="double" style:text-underline-width="auto" style:text-underline-color="font-color" style:font-name-asian="Courier" style:font-size-asian="12pt" style:font-name-complex="Courier" style:font-size-complex="12pt"/>
    </style:style>
    <style:style style:name="T3" style:family="text">
      <style:text-properties fo:color="#000000" loext:opacity="100%" style:font-name="Courier" fo:font-size="12pt" style:text-underline-style="solid" style:text-underline-width="auto" style:text-underline-color="font-color" style:font-name-asian="Courier" style:font-size-asian="12pt" style:font-name-complex="Courier" style:font-size-complex="12pt"/>
    </style:style>
    <style:style style:name="T4" style:family="text">
      <style:text-properties fo:color="#000000" loext:opacity="100%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***********************************************************/</text:p>
      <text:p text:style-name="P2">/*<text:tab/><text:tab/><text:tab/><text:tab/><text:tab/><text:tab/><text:tab/><text:tab/><text:tab/><text:tab/><text:tab/><text:tab/><text:tab/><text:tab/><text:tab/><text:tab/><text:tab/><text:tab/>*/</text:p>
      <text:p text:style-name="P2">/*<text:tab/>Autor : Antonio Mesa <text:s/><text:tab/><text:tab/><text:tab/><text:tab/><text:tab/><text:tab/><text:tab/><text:tab/><text:tab/><text:tab/><text:tab/><text:tab/>*/</text:p>
      <text:p text:style-name="P2">/*<text:tab/><text:tab/><text:tab/><text:tab/><text:tab/><text:tab/><text:tab/><text:tab/><text:tab/><text:tab/><text:tab/><text:tab/><text:tab/><text:tab/><text:tab/><text:tab/><text:tab/><text:tab/>*/</text:p>
      <text:p text:style-name="P2">/*<text:tab/>Prefijo mnemotécnico del módulo : VA <text:s text:c="3"/><text:tab/><text:tab/><text:tab/><text:tab/><text:tab/><text:tab/><text:tab/>*/</text:p>
      <text:p text:style-name="P2">/*<text:tab/>Modelo de compilación :<text:tab/>WINDOWS<text:tab/><text:tab/><text:tab/><text:tab/><text:tab/><text:tab/><text:tab/><text:tab/><text:tab/><text:tab/>*/</text:p>
      <text:p text:style-name="P2">/* <text:tab/>Ultima versión : v 1.0<text:tab/><text:tab/><text:tab/><text:tab/><text:tab/><text:tab/><text:tab/><text:tab/><text:tab/><text:tab/>*/</text:p>
      <text:p text:style-name="P2">/*<text:tab/>Descripción : Calcula los vap's de las matrices<text:tab/><text:tab/>*/ /*<text:tab/><text:tab/>triangulares a las que se les ha aplicado el<text:tab/><text:tab/>*/ /*<text:tab/><text:tab/>método QZ.<text:tab/><text:tab/><text:tab/><text:tab/><text:tab/><text:tab/><text:tab/><text:tab/><text:tab/><text:tab/>*/</text:p>
      <text:p text:style-name="P2">/*<text:tab/><text:tab/><text:tab/><text:tab/><text:tab/><text:tab/><text:tab/><text:tab/><text:tab/><text:tab/><text:tab/><text:tab/><text:tab/><text:tab/><text:tab/><text:tab/><text:tab/><text:tab/>*/</text:p>
      <text:p text:style-name="P2">/************************************************************/</text:p>
      <text:p text:style-name="P3"><text:span text:style-name="T1"/></text:p>
      <text:p text:style-name="P2">#ifndef VAP</text:p>
      <text:p text:style-name="P2">#define VAP</text:p>
      <text:p text:style-name="P3"><text:span text:style-name="T1"/></text:p>
      <text:p text:style-name="P2">void VAvapRe(vector, matriz, matriz, escalar, unsigned int);</text:p>
      <text:p text:style-name="P3"><text:span text:style-name="T1">/*Pre : La matriz </text:span><text:span text:style-name="T2">A</text:span><text:span text:style-name="T1"> debe ser una matriz cuasitriangular superior.</text:span></text:p>
      <text:p text:style-name="P4"><text:span text:style-name="T1">La matriz </text:span><text:span text:style-name="T2">B</text:span><text:span text:style-name="T1"> debe ser una matriz triangular superior.</text:span></text:p>
      <text:p text:style-name="P4"><text:span text:style-name="T1">Debe asugurarse que los vap's del problema formado por las matrices </text:span><text:span text:style-name="T2">A</text:span><text:span text:style-name="T1"> y </text:span><text:span text:style-name="T2">B</text:span><text:span text:style-name="T1"> son reales.</text:span></text:p>
      <text:p text:style-name="P2">Parámetros:</text:p>
      <text:p text:style-name="P3"><text:span text:style-name="T1">%1: Vector de autovalores </text:span><text:span text:style-name="T3">L</text:span><text:span text:style-name="T1">.</text:span></text:p>
      <text:p text:style-name="P3"><text:span text:style-name="T1">%2: Matriz </text:span><text:span text:style-name="T2">A</text:span><text:span text:style-name="T1"> cuasitriangular.</text:span></text:p>
      <text:p text:style-name="P3"><text:span text:style-name="T1">%3: Matriz </text:span><text:span text:style-name="T2">B</text:span><text:span text:style-name="T1"> triangular superior.</text:span></text:p>
      <text:p text:style-name="P2">%4: Valor eps.</text:p>
      <text:p text:style-name="P2">%5: Dimensión del problema.</text:p>
      <text:p text:style-name="P2">*/</text:p>
      <text:p text:style-name="P3"><text:span text:style-name="T1">/*Post : Sobre el vector </text:span><text:span text:style-name="T3">L</text:span><text:span text:style-name="T1"> se colocará la solución al problema de autovalores:</text:span></text:p>
      <text:p text:style-name="P5"><text:span text:style-name="T1">det(</text:span><text:span text:style-name="T2">A</text:span><text:span text:style-name="T1"> - </text:span><text:span text:style-name="T4">l</text:span><text:span text:style-name="T2">B</text:span><text:span text:style-name="T1">) = 0</text:span></text:p>
      <text:p text:style-name="P2">donde las matrices son reales.</text:p>
      <text:p text:style-name="P2">*/</text:p>
      <text:p text:style-name="P3"><text:span text:style-name="T1"/></text:p>
      <text:p text:style-name="P2">void VAvapIm(vector, vector, matriz, matriz, escalar, unsigned int);</text:p>
      <text:p text:style-name="P3"><text:span text:style-name="T1">/*Pre : La matriz </text:span><text:span text:style-name="T2">A</text:span><text:span text:style-name="T1"> debe ser una matriz cuasitriangular superior.</text:span></text:p>
      <text:p text:style-name="P4"><text:soft-page-break/><text:span text:style-name="T1">La matriz </text:span><text:span text:style-name="T2">B</text:span><text:span text:style-name="T1"> debe ser una matriz triangular superior.</text:span></text:p>
      <text:p text:style-name="P4"><text:span text:style-name="T1">Los autovalores pueden ser tanto reales como complejos conjugados, asegurado porque las matrices </text:span><text:span text:style-name="T2">A</text:span><text:span text:style-name="T1"> y </text:span><text:span text:style-name="T2">B</text:span><text:span text:style-name="T1"> son reales.</text:span></text:p>
      <text:p text:style-name="P2">Parámetros:</text:p>
      <text:p text:style-name="P3"><text:span text:style-name="T1">%1: Vector de autovalores reales </text:span><text:span text:style-name="T3">Lr</text:span><text:span text:style-name="T1">.</text:span></text:p>
      <text:p text:style-name="P3"><text:span text:style-name="T1">%2: Vector de autovalores imaginarios </text:span><text:span text:style-name="T3">Li</text:span><text:span text:style-name="T1">.</text:span></text:p>
      <text:p text:style-name="P3"><text:span text:style-name="T1">%3: Matriz </text:span><text:span text:style-name="T2">A</text:span><text:span text:style-name="T1"> cuasitriangular.</text:span></text:p>
      <text:p text:style-name="P3"><text:span text:style-name="T1">%4: Matriz </text:span><text:span text:style-name="T2">B</text:span><text:span text:style-name="T1"> triangular superior.</text:span></text:p>
      <text:p text:style-name="P2">%5: Valor eps.</text:p>
      <text:p text:style-name="P2">%6: Dimensión del problema.</text:p>
      <text:p text:style-name="P2">*/</text:p>
      <text:p text:style-name="P3"><text:span text:style-name="T1">/*Post : Sobre el vector </text:span><text:span text:style-name="T3">L</text:span><text:span text:style-name="T1"> complejo se colocará la solución al problema de autovalores:</text:span></text:p>
      <text:p text:style-name="P5"><text:span text:style-name="T1">det(</text:span><text:span text:style-name="T2">A</text:span><text:span text:style-name="T1"> - </text:span><text:span text:style-name="T4">l</text:span><text:span text:style-name="T2">B</text:span><text:span text:style-name="T1">) = 0</text:span></text:p>
      <text:p text:style-name="P2">donde las matrices son reales.</text:p>
      <text:p text:style-name="P2">*/</text:p>
      <text:p text:style-name="P3"><text:span text:style-name="T1"/></text:p>
      <text:p text:style-name="P2">#endi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MacOSX_X86_64 LibreOffice_project/48a6bac9e7e268aeb4c3483fcf825c94556d9f92</meta:generator>
    <meta:document-statistic meta:table-count="0" meta:image-count="0" meta:object-count="0" meta:page-count="2" meta:paragraph-count="44" meta:word-count="259" meta:character-count="1684" meta:non-whitespace-character-count="1363"/>
  </office:meta>
</office:document-meta>
</file>